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328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637cm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weight="bold" style:font-weight-asian="bold" style:font-weight-complex="bold"/>
    </style:style>
    <style:style style:name="P3" style:family="paragraph" style:parent-style-name="Text_20_body">
      <style:text-properties style:font-name="arial" fo:font-weight="bold" officeooo:rsid="001e5257" officeooo:paragraph-rsid="001e5257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0b5ff" officeooo:paragraph-rsid="0020b5ff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13a14" officeooo:paragraph-rsid="00213a14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style:font-size-asian="16pt" style:font-size-complex="16pt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style:font-name="arial" officeooo:paragraph-rsid="001e5257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1e5257" officeooo:paragraph-rsid="001e5257"/>
    </style:style>
    <style:style style:name="P12" style:family="paragraph" style:parent-style-name="Table_20_Contents">
      <style:paragraph-properties fo:line-height="115%"/>
      <style:text-properties style:font-name="arial" officeooo:rsid="001e5257" officeooo:paragraph-rsid="001e5257"/>
    </style:style>
    <style:style style:name="P13" style:family="paragraph" style:parent-style-name="Table_20_Contents">
      <style:paragraph-properties fo:line-height="115%"/>
      <style:text-properties style:font-name="arial" officeooo:rsid="001e5257" officeooo:paragraph-rsid="0026324c"/>
    </style:style>
    <style:style style:name="P14" style:family="paragraph" style:parent-style-name="Table_20_Contents">
      <style:paragraph-properties fo:line-height="115%"/>
      <style:text-properties style:font-name="arial"/>
    </style:style>
    <style:style style:name="P15" style:family="paragraph" style:parent-style-name="Table_20_Contents">
      <style:paragraph-properties fo:line-height="115%"/>
      <style:text-properties style:font-name="arial" officeooo:rsid="001fba71" officeooo:paragraph-rsid="0026324c"/>
    </style:style>
    <style:style style:name="P16" style:family="paragraph" style:parent-style-name="Table_20_Contents">
      <style:paragraph-properties fo:line-height="115%"/>
      <style:text-properties style:font-name="arial" officeooo:rsid="0020b5ff" officeooo:paragraph-rsid="0020b5ff"/>
    </style:style>
    <style:style style:name="P17" style:family="paragraph" style:parent-style-name="Table_20_Contents">
      <style:paragraph-properties fo:line-height="115%"/>
      <style:text-properties style:font-name="arial" officeooo:rsid="0020b5ff" officeooo:paragraph-rsid="0026324c"/>
    </style:style>
    <style:style style:name="P18" style:family="paragraph" style:parent-style-name="Table_20_Contents">
      <style:paragraph-properties fo:line-height="115%"/>
      <style:text-properties style:font-name="arial" officeooo:rsid="0026324c" officeooo:paragraph-rsid="0026324c"/>
    </style:style>
    <style:style style:name="T1" style:family="text">
      <style:text-properties officeooo:rsid="001e5257"/>
    </style:style>
    <style:style style:name="T2" style:family="text">
      <style:text-properties style:font-size-asian="12pt" style:font-weight-asian="normal" style:font-size-complex="12pt" style:font-weight-complex="normal"/>
    </style:style>
    <style:style style:name="T3" style:family="text">
      <style:text-properties officeooo:rsid="001e5257" style:font-size-asian="12pt" style:font-weight-asian="normal" style:font-size-complex="12pt" style:font-weight-complex="normal"/>
    </style:style>
    <style:style style:name="T4" style:family="text">
      <style:text-properties officeooo:rsid="001febc4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e5257" style:text-blinking="false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officeooo:rsid="001fba71"/>
    </style:style>
    <style:style style:name="T7" style:family="text">
      <style:text-properties officeooo:rsid="001febc4"/>
    </style:style>
    <style:style style:name="T8" style:family="text">
      <style:text-properties officeooo:rsid="0020b5ff"/>
    </style:style>
    <style:style style:name="T9" style:family="text">
      <style:text-properties officeooo:rsid="002632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a7908128-7fff-4023-5682-10967c4f9e05"/>Rel<text:span text:style-name="T8">a</text:span>mpagô</text:p>
      <text:p text:style-name="P10"><text:span text:style-name="T5"/></text:p>
      <text:p text:style-name="P10"><text:span text:style-name="T5"/></text:p>
      <text:p text:style-name="P4">“- Aqui choveu e relampag<text:span text:style-name="T8">ô</text:span>!</text:p>
      <text:p text:style-name="P4">- Aqui tá chovendo e repangalejando!!”</text:p>
      <text:p text:style-name="P2"/>
      <text:p text:style-name="P5"><text:tab/>Maria ganhou um vetor no seu aniversário de 99 anos. Ela amava esse vetor com todo seu ser, porém, em um dia <text:span text:style-name="T8">de tempestade ela acabou esquecendo o seu vetor do lado de fora.</text:span></text:p>
      <text:p text:style-name="P5"><text:tab/><text:span text:style-name="T8">Maria estava com muito medo de que um relâmpango atingisse seu vetor, pois estava chovendo e repangalejando muito, mas ela também não podia sair de casa ou correria risco de ser eletrocutada.</text:span></text:p>
      <text:p text:style-name="P6"><text:tab/>Ela sabe que os relâmpagos só quebram vetores que podem ser <text:span text:style-name="T9">divididos</text:span> em exatamente três partes <text:span text:style-name="T9">consecutivas</text:span> cuja a soma dos seus valores é igual, então quer <text:s/>saber se <text:span text:style-name="T9">o</text:span> seu vetor tem chance de ser quebrado por um relâmpago. <text:s/>Ajude-a nessa tarefa.</text:p>
      <text:p text:style-name="P1"/>
      <text:p text:style-name="P3">Entrada</text:p>
      <text:p text:style-name="P5"><text:tab/>A primeira linha de entrada contém um único número inteiro N <text:span text:style-name="T1">(1&lt;=N&lt;=1000000)</text:span>, que é a quantidade de elementos do vetor.</text:p>
      <text:p text:style-name="P8"><text:span text:style-name="T2"><text:tab/>Na próxima linha, há N números inteiros, correspondentes aos elementos do vetor. </text:span><text:span text:style-name="T3">Os elementos do vetor são todos maiores que -1000000 e menores </text:span><text:span text:style-name="T4">ou iguais a</text:span><text:span text:style-name="T3"> 1000000.</text:span></text:p>
      <text:p text:style-name="P1"/>
      <text:p text:style-name="P3">Saída</text:p>
      <text:p text:style-name="P7">Você deverá imprimir a string “Sim :(” <text:s/>caso o vetor tenha chance de ser quebrado pelo relâmpago ou a string “Nao :)” caso contrário. (Imprima-as sem as áspas).</text:p>
      <text:p text:style-name="P1"/>
      <text:p text:style-name="P1"><text:span text:style-name="T6">OBS: É garantido que a soma dos elementos do vetor nos casos de teste é divisível por 3.</text:span><text:line-break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1">Exemplos de Entrada</text:p>
          </table:table-cell>
          <table:table-cell table:style-name="Tabela1.B1" office:value-type="string">
            <text:p text:style-name="P11">Exemplos de Saída</text:p>
          </table:table-cell>
        </table:table-row>
        <table:table-row table:style-name="Tabela1.2">
          <table:table-cell table:style-name="Tabela1.A2" office:value-type="string">
            <text:p text:style-name="P12">3</text:p>
            <text:p text:style-name="P12">1 1 <text:span text:style-name="T9">1</text:span></text:p>
          </table:table-cell>
          <table:table-cell table:style-name="Tabela1.B2" office:value-type="string">
            <text:p text:style-name="P16"><text:span text:style-name="T9">Sim</text:span> :)</text:p>
          </table:table-cell>
        </table:table-row>
        <table:table-row table:style-name="Tabela1.2">
          <table:table-cell table:style-name="Tabela1.A2" office:value-type="string">
            <text:p text:style-name="P18">3</text:p>
            <text:p text:style-name="P18">1 1 2</text:p>
          </table:table-cell>
          <table:table-cell table:style-name="Tabela1.B2" office:value-type="string">
            <text:p text:style-name="P18">Nao :(</text:p>
            <text:p text:style-name="P14"/>
          </table:table-cell>
        </table:table-row>
        <table:table-row table:style-name="Tabela1.4">
          <table:table-cell table:style-name="Tabela1.A2" office:value-type="string">
            <text:p text:style-name="P15">10</text:p>
            <text:p text:style-name="P13">1 <text:span text:style-name="T7">3 </text:span>-<text:span text:style-name="T7">1</text:span> 1 4 <text:span text:style-name="T6">0</text:span> <text:span text:style-name="T7">1</text:span> 1 <text:span text:style-name="T7">0</text:span> <text:span text:style-name="T7">2</text:span></text:p>
          </table:table-cell>
          <table:table-cell table:style-name="Tabela1.B2" office:value-type="string">
            <text:p text:style-name="P17">Sim :(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14:58.015198699</meta:creation-date>
    <dc:date>2019-04-11T22:37:43.318590882</dc:date>
    <meta:editing-duration>PT25M12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23" meta:word-count="247" meta:character-count="1322" meta:non-whitespace-character-count="1089"/>
  </office:meta>
</office:document-meta>
</file>